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7cm" fo:min-width="26.85cm"/>
    </style:style>
    <style:style style:name="gr2" style:family="graphic" style:parent-style-name="standard">
      <style:graphic-properties draw:fill-color="#bbe33d" draw:textarea-horizontal-align="justify" draw:textarea-vertical-align="middle" draw:auto-grow-height="false" fo:min-height="9cm" fo:min-width="1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8cm" fo:min-width="1.08cm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54cm" fo:min-width="1.254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4.009cm" fo:min-width="3.11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54cm" fo:min-width="2.404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104cm" fo:min-width="2.604cm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2.142cm" fo:min-width="2.292cm"/>
      <style:paragraph-properties style:writing-mode="lr-tb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654cm" fo:min-width="2.45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97cm" fo:min-width="1.32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0.97cm" fo:min-width="2.62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middle" draw:auto-grow-height="false" fo:min-height="1.014cm" fo:min-width="2.614cm"/>
      <style:paragraph-properties style:writing-mode="lr-tb"/>
    </style:style>
    <style:style style:name="gr13" style:family="graphic" style:parent-style-name="standard">
      <style:graphic-properties draw:fill-color="#ff860d" draw:textarea-horizontal-align="justify" draw:textarea-vertical-align="middle" draw:auto-grow-height="false" fo:min-height="4.488cm" fo:min-width="4.238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654cm" fo:min-width="3.404cm"/>
      <style:paragraph-properties style:writing-mode="lr-tb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Arrowheads_20_23" draw:marker-end-width="0.3cm" draw:fill="none" draw:textarea-vertical-align="middle"/>
    </style:style>
    <style:style style:name="gr17" style:family="graphic" style:parent-style-name="objectwithoutfill">
      <style:graphic-properties draw:marker-end="Arrowheads_20_25" draw:marker-end-width="0.3cm" draw:fill="none" draw:textarea-vertical-align="middle"/>
    </style:style>
    <style:style style:name="gr18" style:family="graphic" style:parent-style-name="standard">
      <style:graphic-properties draw:fill-color="#ff860d" draw:textarea-horizontal-align="justify" draw:textarea-vertical-align="middle" draw:auto-grow-height="false" fo:min-height="7.33cm" fo:min-width="8.13cm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cm" fo:min-width="2.5cm"/>
      <style:paragraph-properties style:writing-mode="lr-tb"/>
    </style:style>
    <style:style style:name="gr21" style:family="graphic" style:parent-style-name="standard">
      <style:graphic-properties draw:fill-color="#81d41a" draw:textarea-horizontal-align="justify" draw:textarea-vertical-align="middle" draw:auto-grow-height="false" fo:min-height="0cm" fo:min-width="2.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5cm"/>
      <style:paragraph-properties style:writing-mode="lr-tb"/>
    </style:style>
    <style:style style:name="gr23" style:family="graphic" style:parent-style-name="standard">
      <style:graphic-properties draw:fill-color="#ff860d" draw:textarea-horizontal-align="justify" draw:textarea-vertical-align="middle" draw:auto-grow-height="false" fo:min-height="0cm" fo:min-width="2.5cm"/>
      <style:paragraph-properties style:writing-mode="lr-tb"/>
    </style:style>
    <style:style style:name="gr24" style:family="graphic" style:parent-style-name="standard">
      <style:graphic-properties draw:fill-color="#bbe33d" draw:textarea-horizontal-align="justify" draw:textarea-vertical-align="middle" draw:auto-grow-height="false" fo:min-height="0cm" fo:min-width="2.5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withoutfill">
      <style:graphic-properties draw:marker-end="Arrowheads_20_20" draw:marker-end-width="0.3cm" draw:fill="none" draw:textarea-vertical-align="middle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28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Double_20_Dash" draw:marker-end="Arrow" draw:marker-end-width="0.3cm" draw:fill="none" draw:textarea-vertical-align="middle"/>
    </style:style>
    <style:style style:name="gr30" style:family="graphic" style:parent-style-name="standard" style:list-style-name="L1">
      <style:graphic-properties draw:fill-color="#81d41a" draw:textarea-horizontal-align="justify" draw:textarea-vertical-align="middle" draw:auto-grow-height="false" fo:min-height="1.06cm" fo:min-width="2.56cm"/>
      <style:paragraph-properties style:writing-mode="lr-tb"/>
    </style:style>
    <style:style style:name="gr31" style:family="graphic" style:parent-style-name="objectwithoutfill">
      <style:graphic-properties draw:stroke="solid" draw:stroke-dash="Dash" draw:marker-end="Arrow" draw:marker-end-width="0.3cm" draw:fill="none" draw:textarea-vertical-align="middle"/>
    </style:style>
    <style:style style:name="gr32" style:family="graphic" style:parent-style-name="standard">
      <style:graphic-properties draw:fill-color="#81d41a" draw:textarea-horizontal-align="justify" draw:textarea-vertical-align="middle" draw:auto-grow-height="false" fo:min-height="1.014cm" fo:min-width="2.564cm"/>
      <style:paragraph-properties style:writing-mode="lr-tb"/>
    </style:style>
    <style:style style:name="gr33" style:family="graphic" style:parent-style-name="standard">
      <style:graphic-properties draw:fill-color="#81d41a" draw:textarea-horizontal-align="justify" draw:textarea-vertical-align="middle" draw:auto-grow-height="false" fo:min-height="2.456cm" fo:min-width="1.756cm"/>
      <style:paragraph-properties style:writing-mode="lr-tb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1.06cm" fo:min-width="2.11cm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97cm" fo:min-width="2.069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8cm" fo:min-width="27.2cm"/>
    </style:style>
    <style:style style:name="gr37" style:family="graphic" style:parent-style-name="standard">
      <style:graphic-properties draw:fill="none" draw:textarea-horizontal-align="justify" draw:textarea-vertical-align="top" draw:auto-grow-height="false" fo:min-height="1.782cm" fo:min-width="6.132cm"/>
      <style:paragraph-properties style:writing-mode="lr-tb"/>
    </style:style>
    <style:style style:name="gr38" style:family="graphic" style:parent-style-name="standard">
      <style:graphic-properties draw:fill="none" draw:textarea-horizontal-align="justify" draw:textarea-vertical-align="top" draw:auto-grow-height="false" fo:min-height="3.36cm" fo:min-width="5.957cm"/>
      <style:paragraph-properties style:writing-mode="lr-tb"/>
    </style:style>
    <style:style style:name="gr39" style:family="graphic" style:parent-style-name="standard">
      <style:graphic-properties draw:fill="none" draw:textarea-horizontal-align="justify" draw:textarea-vertical-align="top" draw:auto-grow-height="false" fo:min-height="1.782cm" fo:min-width="2.132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top" draw:auto-grow-height="false" fo:min-height="3.472cm" fo:min-width="2.075cm"/>
      <style:paragraph-properties style:writing-mode="lr-tb"/>
    </style:style>
    <style:style style:name="gr41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782cm" fo:min-width="26.582cm"/>
      <style:paragraph-properties style:writing-mode="lr-tb"/>
    </style:style>
    <style:style style:name="gr42" style:family="graphic" style:parent-style-name="standard">
      <style:graphic-properties draw:fill="none" draw:textarea-horizontal-align="justify" draw:textarea-vertical-align="top" draw:auto-grow-height="false" fo:min-height="3.36cm" fo:min-width="5.958cm"/>
      <style:paragraph-properties style:writing-mode="lr-tb"/>
    </style:style>
    <style:style style:name="gr43" style:family="graphic" style:parent-style-name="standard">
      <style:graphic-properties draw:fill="none" draw:textarea-horizontal-align="justify" draw:textarea-vertical-align="top" draw:auto-grow-height="false" fo:min-height="2.006cm" fo:min-width="2.956cm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top" draw:auto-grow-height="false" fo:min-height="2.006cm" fo:min-width="1.806cm"/>
      <style:paragraph-properties style:writing-mode="lr-tb"/>
    </style:style>
    <style:style style:name="gr45" style:family="graphic" style:parent-style-name="standard">
      <style:graphic-properties draw:fill-color="#ff0000" draw:textarea-horizontal-align="justify" draw:textarea-vertical-align="middle" draw:auto-grow-height="false" fo:min-height="0.654cm" fo:min-width="0.904cm"/>
      <style:paragraph-properties style:writing-mode="lr-tb"/>
    </style:style>
    <style:style style:name="gr46" style:family="graphic" style:parent-style-name="standard">
      <style:graphic-properties draw:fill-color="#81d41a" draw:textarea-horizontal-align="justify" draw:textarea-vertical-align="middle" draw:auto-grow-height="false" fo:min-height="0.608cm" fo:min-width="1.408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654cm" fo:min-width="0.902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top" draw:auto-grow-height="false" fo:min-height="3.472cm" fo:min-width="2.074cm"/>
      <style:paragraph-properties style:writing-mode="lr-tb"/>
    </style:style>
    <style:style style:name="gr49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413cm"/>
      <style:paragraph-properties style:writing-mode="lr-tb"/>
    </style:style>
    <style:style style:name="gr50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6cm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top" draw:auto-grow-height="false" fo:min-height="1.782cm" fo:min-width="6.131cm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top" draw:auto-grow-height="false" fo:min-height="1.782cm" fo:min-width="2.133cm"/>
      <style:paragraph-properties style:writing-mode="lr-tb"/>
    </style:style>
    <style:style style:name="gr53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1.832cm" fo:min-width="26.58cm"/>
      <style:paragraph-properties style:writing-mode="lr-tb"/>
    </style:style>
    <style:style style:name="gr54" style:family="graphic" style:parent-style-name="standard">
      <style:graphic-properties draw:fill="none" draw:textarea-horizontal-align="justify" draw:textarea-vertical-align="top" draw:auto-grow-height="false" fo:min-height="3.434cm" fo:min-width="2.438cm"/>
      <style:paragraph-properties style:writing-mode="lr-tb"/>
    </style:style>
    <style:style style:name="gr55" style:family="graphic" style:parent-style-name="standard">
      <style:graphic-properties draw:stroke="dash" draw:stroke-dash="Fine_20_Dotted" draw:fill="none" draw:textarea-horizontal-align="justify" draw:textarea-vertical-align="top" draw:auto-grow-height="false" fo:min-height="3.36cm" fo:min-width="26.359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top" draw:auto-grow-height="false" fo:min-height="1.559cm" fo:min-width="3.004cm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top" draw:auto-grow-height="false" fo:min-height="1.559cm" fo:min-width="1.854cm"/>
      <style:paragraph-properties style:writing-mode="lr-tb"/>
    </style:style>
    <style:style style:name="gr58" style:family="graphic" style:parent-style-name="standard">
      <style:graphic-properties draw:stroke="dash" draw:stroke-dash="Long_20_Dash" draw:fill="none" draw:textarea-horizontal-align="justify" draw:textarea-vertical-align="top" draw:auto-grow-height="false" fo:min-height="3.454cm" fo:min-width="2.253cm"/>
      <style:paragraph-properties style:writing-mode="lr-tb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29cm" fo:min-width="2.29cm"/>
      <style:paragraph-properties style:writing-mode="lr-tb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29cm" fo:min-width="2.58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start" fo:text-indent="0cm" style:writing-mode="lr-tb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bbe33d"/>
      <style:paragraph-properties fo:margin-left="0cm" fo:margin-right="0cm" fo:text-align="start" fo:text-indent="0cm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ff860d"/>
      <style:paragraph-properties fo:text-align="center" style:writing-mode="lr-tb"/>
    </style:style>
    <style:style style:name="P8" style:family="paragraph">
      <loext:graphic-properties draw:fill-color="#ff0000"/>
      <style:paragraph-properties fo:text-align="center" style:writing-mode="lr-tb"/>
    </style:style>
    <style:style style:name="P9" style:family="paragraph">
      <loext:graphic-properties draw:fill-color="#81d41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bbe33d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none"/>
      <style:paragraph-properties fo:text-align="start" style:writing-mode="lr-tb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5cm" svg:height="17.25cm" svg:x="1.1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14.25cm" svg:height="10.25cm" svg:x="1.4cm" svg:y="8.2cm">
          <text:p text:style-name="P2"><text:span text:style-name="T1"/></text:p>
          <text:p text:style-name="P2"><text:span text:style-name="T1"/></text:p>
          <text:p text:style-name="P2"><text:span text:style-name="T1">Motion</text:span></text:p>
          <text:p text:style-name="P2"><text:span text:style-name="T1">Computing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1.75cm" svg:height="4cm" svg:x="1.4cm" svg:y="2cm">
          <text:p text:style-name="P5">USB</text:p>
          <text:p text:style-name="P5">UART</text:p>
          <text:p text:style-name="P5">I2C</text:p>
          <text:p text:style-name="P5">SPI</text:p>
          <text:p text:style-name="P5">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1.85cm" svg:height="1cm" svg:x="3.8cm" svg:y="3.5cm">
          <text:p text:style-name="P5">S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cm" svg:height="4.649cm" svg:x="6.15cm" svg:y="1.801cm">
          <text:p text:style-name="P5"><text:span text:style-name="T1">Console</text:span></text:p>
          <text:p text:style-name="P5"><text:span text:style-name="T1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3" draw:id="id3" draw:layer="layout" svg:width="3cm" svg:height="1cm" svg:x="6.7cm" svg:y="2.1cm">
          <text:p text:style-name="P5">T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" draw:id="id1" draw:layer="layout" svg:width="3cm" svg:height="1cm" svg:x="6.7cm" svg:y="5.3cm">
          <text:p text:style-name="P5">RX 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3.25cm" svg:height="1.5cm" svg:x="5.5cm" svg:y="10.2cm">
          <text:p text:style-name="P5">G-code</text:p>
          <text:p text:style-name="P5">pars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8" draw:id="id8" draw:layer="layout" svg:width="3.05cm" svg:height="2.65cm" svg:x="1.6cm" svg:y="11.85cm">
          <text:p text:style-name="P5">Motion</text:p>
          <text:p text:style-name="P5">Control</text:p>
          <text:p text:style-name="P5">Calc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11" draw:id="id11" draw:layer="layout" svg:width="3.05cm" svg:height="1cm" svg:x="1.6cm" svg:y="15.1cm">
          <text:p text:style-name="P5">Plann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2" draw:id="id12" draw:layer="layout" svg:width="1.95cm" svg:height="1.35cm" svg:x="2.2cm" svg:y="16.75cm">
          <text:p text:style-name="P5">Block</text:p>
          <text:p text:style-name="P5">buff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13" draw:id="id13" draw:layer="layout" svg:width="3.25cm" svg:height="1.35cm" svg:x="5.5cm" svg:y="16.75cm">
          <text:p text:style-name="P5">Stepper</text:p>
          <text:p text:style-name="P5">prep se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4" draw:id="id14" draw:layer="layout" svg:width="3.25cm" svg:height="1.4cm" svg:x="5.5cm" svg:y="14.7cm">
          <text:p text:style-name="P5">Segment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5.25cm" svg:height="5.25cm" svg:x="13cm" svg:y="2.8cm">
          <text:p text:style-name="P5"><text:span text:style-name="T1">State Machine</text:span></text:p>
          <text:p text:style-name="P5"/>
          <text:p text:style-name="P5"/>
          <text:p text:style-name="P5"/>
          <text:p text:style-name="P5"/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3.7cm" svg:y="4.1cm">
          <text:p text:style-name="P5">Main / 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2" draw:id="id2" draw:layer="layout" svg:width="4cm" svg:height="1cm" svg:x="13.7cm" svg:y="5.3cm">
          <text:p text:style-name="P5">Protoc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5" draw:id="id5" draw:layer="layout" svg:width="4cm" svg:height="1cm" svg:x="13.7cm" svg:y="6.5cm">
          <text:p text:style-name="P5">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9.7cm" svg:y1="5.8cm" svg:x2="13.7cm" svg:y2="5.8cm" draw:start-shape="id1" draw:start-glue-point="1" draw:end-shape="id2" draw:end-glue-point="3" svg:d="M9700 5800h4000" svg:viewBox="0 0 4001 1">
          <text:p text:style-name="P10"><text:span text:style-name="T2">Commands</text:span></text:p>
          <text:p text:style-name="P10"/>
        </draw:connector>
        <draw:connector draw:style-name="gr16" draw:text-style-name="P12" draw:layer="layout" svg:x1="6.7cm" svg:y1="2.6cm" svg:x2="4.725cm" svg:y2="3.5cm" draw:start-shape="id3" draw:start-glue-point="3" draw:end-shape="id4" draw:end-glue-point="0" svg:d="M6700 2600h-1975v900" svg:viewBox="0 0 1976 901">
          <text:p/>
        </draw:connector>
        <draw:connector draw:style-name="gr17" draw:text-style-name="P12" draw:layer="layout" svg:x1="4.725cm" svg:y1="4.5cm" svg:x2="6.7cm" svg:y2="5.8cm" draw:start-shape="id4" draw:start-glue-point="2" draw:end-shape="id1" draw:end-glue-point="3" svg:d="M4725 4500v1300h1975" svg:viewBox="0 0 1976 1301">
          <text:p/>
        </draw:connector>
        <draw:custom-shape draw:style-name="gr18" draw:text-style-name="P7" xml:id="id6" draw:id="id6" draw:layer="layout" svg:width="9.45cm" svg:height="8.4cm" svg:x="18.85cm" svg:y="2.8cm">
          <text:p text:style-name="P5"><text:tab/><text:tab/><text:tab/><text:tab/><text:span text:style-name="T1">Daemons</text:span>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<text:tab/><text:tab/><text:tab/><text:tab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5" draw:id="id15" draw:layer="layout" svg:width="4cm" svg:height="1cm" svg:x="19.55cm" svg:y="4.7cm">
          <text:p text:style-name="P5">Re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55cm" svg:y="6.2cm">
          <text:p text:style-name="P5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7.7cm">
          <text:p text:style-name="P5">Lim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9.2cm">
          <text:p text:style-name="P5">Coola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8" draw:id="id18" draw:layer="layout" svg:width="4cm" svg:height="1cm" svg:x="19.55cm" svg:y="9.2cm">
          <text:p text:style-name="P5">Pro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4.7cm">
          <text:p text:style-name="P5">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23.85cm" svg:y="6.2cm">
          <text:p text:style-name="P5">Spind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layout" svg:width="4cm" svg:height="1cm" svg:x="19.55cm" svg:y="7.7cm">
          <text:p text:style-name="P5">Settin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7.7cm" svg:y1="7cm" svg:x2="18.85cm" svg:y2="7cm" draw:start-shape="id5" draw:start-glue-point="1" draw:end-shape="id6" draw:end-glue-point="3" svg:d="M17700 7000h1150" svg:viewBox="0 0 1151 1">
          <text:p/>
        </draw:connector>
        <draw:g>
          <draw:custom-shape draw:style-name="gr20" draw:text-style-name="P8" draw:layer="layout" svg:width="3cm" svg:height="0.25cm" svg:x="21.4cm" svg:y="14cm">
            <text:p text:style-name="P5"/>
            <text:p text:style-name="P5"><text:s text:c="27"/>Core</text:p>
            <draw:enhanced-geometry svg:viewBox="0 0 21600 21600" draw:type="rectangle" draw:enhanced-path="M 0 0 L 21600 0 21600 21600 0 21600 0 0 Z N"/>
          </draw:custom-shape>
          <draw:custom-shape draw:style-name="gr21" draw:text-style-name="P9" draw:layer="layout" svg:width="3cm" svg:height="0.25cm" svg:x="21.4cm" svg:y="15.8cm">
            <text:p text:style-name="P5"/>
            <text:p text:style-name="P5"><text:s text:c="30"/>Motion</text:p>
            <text:p text:style-name="P5"><text:s text:c="36"/>Computing</text:p>
            <draw:enhanced-geometry svg:viewBox="0 0 21600 21600" draw:type="rectangle" draw:enhanced-path="M 0 0 L 21600 0 21600 21600 0 21600 0 0 Z N"/>
          </draw:custom-shape>
          <draw:custom-shape draw:style-name="gr22" draw:text-style-name="P5" draw:layer="layout" svg:width="3cm" svg:height="0.25cm" svg:x="21.4cm" svg:y="17.7cm">
            <text:p text:style-name="P5"><text:s text:c="27"/>HAL</text:p>
            <draw:enhanced-geometry svg:viewBox="0 0 21600 21600" draw:type="rectangle" draw:enhanced-path="M 0 0 L 21600 0 21600 21600 0 21600 0 0 Z N"/>
          </draw:custom-shape>
          <draw:custom-shape draw:style-name="gr23" draw:text-style-name="P7" draw:layer="layout" svg:width="3cm" svg:height="0.25cm" svg:x="21.4cm" svg:y="14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cm" svg:height="0.25cm" svg:x="21.4cm" svg:y="16.25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12" draw:layer="layout" svg:x1="5.5cm" svg:y1="13.175cm" svg:x2="4.65cm" svg:y2="13.175cm" draw:start-shape="id7" draw:start-glue-point="3" draw:end-shape="id8" draw:end-glue-point="1" svg:d="M5500 13175h-850" svg:viewBox="0 0 851 1">
          <text:p/>
        </draw:connector>
        <draw:connector draw:style-name="gr25" draw:text-style-name="P12" draw:layer="layout" svg:x1="5.5cm" svg:y1="10.95cm" svg:x2="3.125cm" svg:y2="11.85cm" draw:start-shape="id9" draw:start-glue-point="3" draw:end-shape="id8" draw:end-glue-point="0" svg:d="M5500 10950h-2375v900" svg:viewBox="0 0 2376 901">
          <text:p/>
        </draw:connector>
        <draw:connector draw:style-name="gr19" draw:text-style-name="P12" draw:layer="layout" svg:x1="8.525cm" svg:y1="8.2cm" svg:x2="13.7cm" svg:y2="7cm" draw:start-shape="id10" draw:start-glue-point="0" draw:end-shape="id5" draw:end-glue-point="3" svg:d="M8525 8200v-1200h5175" svg:viewBox="0 0 5176 1201">
          <text:p/>
        </draw:connector>
        <draw:connector draw:style-name="gr25" draw:text-style-name="P12" draw:layer="layout" svg:x1="3.125cm" svg:y1="16.1cm" svg:x2="3.175cm" svg:y2="16.75cm" draw:start-shape="id11" draw:start-glue-point="2" draw:end-shape="id12" draw:end-glue-point="0" svg:d="M3125 16100v326h50v324" svg:viewBox="0 0 51 651">
          <text:p/>
        </draw:connector>
        <draw:connector draw:style-name="gr25" draw:text-style-name="P12" draw:layer="layout" svg:x1="3.125cm" svg:y1="14.5cm" svg:x2="3.125cm" svg:y2="15.1cm" draw:start-shape="id8" draw:start-glue-point="2" draw:end-shape="id11" draw:end-glue-point="0" svg:d="M3125 14500v600" svg:viewBox="0 0 1 601">
          <text:p/>
        </draw:connector>
        <draw:connector draw:style-name="gr25" draw:text-style-name="P12" draw:layer="layout" svg:x1="7.125cm" svg:y1="16.75cm" svg:x2="7.125cm" svg:y2="16.1cm" draw:start-shape="id13" draw:start-glue-point="0" draw:end-shape="id14" draw:end-glue-point="2" svg:d="M7125 16750v-650" svg:viewBox="0 0 1 651">
          <text:p/>
        </draw:connector>
        <draw:connector draw:style-name="gr25" draw:text-style-name="P12" draw:layer="layout" svg:x1="4.15cm" svg:y1="17.425cm" svg:x2="5.5cm" svg:y2="17.425cm" draw:start-shape="id12" draw:start-glue-point="1" draw:end-shape="id13" draw:end-glue-point="3" svg:d="M4150 17425h1350" svg:viewBox="0 0 1351 1">
          <text:p/>
        </draw:connector>
        <draw:connector draw:style-name="gr25" draw:text-style-name="P12" draw:layer="layout" svg:x1="17.7cm" svg:y1="5.8cm" svg:x2="19.55cm" svg:y2="5.2cm" draw:start-shape="id2" draw:start-glue-point="1" draw:end-shape="id15" draw:end-glue-point="3" svg:d="M17700 5800h926v-600h924" svg:viewBox="0 0 1851 601">
          <text:p/>
        </draw:connector>
        <draw:connector draw:style-name="gr19" draw:text-style-name="P12" draw:layer="layout" svg:x1="3.15cm" svg:y1="4cm" svg:x2="3.8cm" svg:y2="4cm" draw:start-shape="id16" draw:start-glue-point="1" draw:end-shape="id4" draw:end-glue-point="3" svg:d="M3150 4000h650" svg:viewBox="0 0 651 1">
          <text:p/>
        </draw:connector>
        <draw:connector draw:style-name="gr26" draw:text-style-name="P12" draw:layer="layout" svg:x1="21.55cm" svg:y1="4.7cm" svg:x2="9.7cm" svg:y2="2.6cm" draw:start-shape="id15" draw:start-glue-point="0" draw:end-shape="id3" draw:end-glue-point="1" svg:d="M21550 4700v-2100h-11850" svg:viewBox="0 0 11851 2101">
          <text:p/>
        </draw:connector>
        <draw:custom-shape draw:style-name="gr27" draw:text-style-name="P9" xml:id="id17" draw:id="id17" draw:layer="layout" svg:width="3.2cm" svg:height="1.45cm" svg:x="9.2cm" svg:y="12.45cm">
          <text:p text:style-name="P5">Steps</text:p>
          <text:p text:style-name="P5">buff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4" draw:layer="layout" draw:line-skew="-0.126cm" svg:x1="8.2cm" svg:y1="6.3cm" svg:x2="10.8cm" svg:y2="12.45cm" draw:start-shape="id1" draw:start-glue-point="2" draw:end-shape="id17" draw:end-glue-point="0" svg:d="M8200 6300v2950h2600v3200" svg:viewBox="0 0 2601 6151">
          <text:p/>
        </draw:connector>
        <draw:connector draw:style-name="gr29" draw:text-style-name="P14" draw:layer="layout" draw:line-skew="0.999cm" svg:x1="8.2cm" svg:y1="6.3cm" svg:x2="7.125cm" svg:y2="10.2cm" draw:start-shape="id1" draw:start-glue-point="2" draw:end-shape="id9" draw:end-glue-point="0" svg:d="M8200 6300v2950h-1075v950" svg:viewBox="0 0 1076 3901">
          <text:p/>
        </draw:connector>
        <draw:connector draw:style-name="gr25" draw:text-style-name="P12" draw:layer="layout" svg:x1="19.55cm" svg:y1="9.7cm" svg:x2="14.201cm" svg:y2="11.7cm" draw:start-shape="id18" draw:start-glue-point="3" draw:end-shape="id19" draw:end-glue-point="0" svg:d="M19550 9700h-5349v2000" svg:viewBox="0 0 5350 2001">
          <text:p/>
        </draw:connector>
        <draw:connector draw:style-name="gr25" draw:text-style-name="P12" draw:layer="layout" svg:x1="16.901cm" svg:y1="15.241cm" svg:x2="14.201cm" svg:y2="14.65cm" draw:start-shape="id20" draw:start-glue-point="3" draw:end-shape="id19" draw:end-glue-point="2" svg:d="M16901 15241h-2700v-591" svg:viewBox="0 0 2701 592">
          <text:p/>
        </draw:connector>
        <draw:connector draw:style-name="gr25" draw:text-style-name="P12" draw:layer="layout" svg:x1="23.575cm" svg:y1="11.2cm" svg:x2="19.65cm" svg:y2="13.177cm" draw:start-shape="id6" draw:start-glue-point="2" draw:end-shape="id21" draw:end-glue-point="1" svg:d="M23575 11200v1977h-3925" svg:viewBox="0 0 3926 1978">
          <text:p/>
        </draw:connector>
        <draw:connector draw:style-name="gr25" draw:text-style-name="P12" draw:layer="layout" svg:x1="8.75cm" svg:y1="15.4cm" svg:x2="9.2cm" svg:y2="15.4cm" draw:start-shape="id14" draw:start-glue-point="1" draw:end-shape="id22" draw:end-glue-point="3" svg:d="M8750 15400h450" svg:viewBox="0 0 451 1">
          <text:p/>
        </draw:connector>
        <draw:connector draw:style-name="gr25" draw:text-style-name="P12" draw:layer="layout" svg:x1="15.451cm" svg:y1="13.175cm" svg:x2="16.9cm" svg:y2="13.177cm" draw:start-shape="id19" draw:start-glue-point="1" draw:end-shape="id21" draw:end-glue-point="3" svg:d="M15451 13175h725v2h724" svg:viewBox="0 0 1450 3">
          <text:p/>
        </draw:connector>
        <draw:custom-shape draw:style-name="gr30" draw:text-style-name="P16" xml:id="id7" draw:id="id7" draw:layer="layout" svg:width="3.2cm" svg:height="1.45cm" svg:x="5.5cm" svg:y="12.45cm">
          <text:p text:style-name="P15">Bolts&amp;Nuts</text:p>
          <text:p text:style-name="P15">Libra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0.8cm" svg:y1="14.7cm" svg:x2="10.8cm" svg:y2="13.9cm" draw:start-shape="id22" draw:start-glue-point="0" draw:end-shape="id17" draw:end-glue-point="2" svg:d="M10800 14700v-800" svg:viewBox="0 0 1 801">
          <text:p/>
        </draw:connector>
        <draw:custom-shape draw:style-name="gr32" draw:text-style-name="P9" xml:id="id22" draw:id="id22" draw:layer="layout" svg:width="3.2cm" svg:height="1.4cm" svg:x="9.2cm" svg:y="14.7cm">
          <text:p text:style-name="P5">Stepper</text:p>
          <text:p text:style-name="P5">prep step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xml:id="id19" draw:id="id19" draw:layer="layout" svg:width="2.5cm" svg:height="2.95cm" svg:x="12.951cm" svg:y="11.7cm">
          <text:p text:style-name="P5">Stepper</text:p>
          <text:p text:style-name="P5">execute</text:p>
          <text:p text:style-name="P5">Interrupt</text:p>
          <text:p text:style-name="P5">Handl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12" draw:layer="layout" svg:x1="12.4cm" svg:y1="13.175cm" svg:x2="12.951cm" svg:y2="13.175cm" draw:start-shape="id17" draw:start-glue-point="1" draw:end-shape="id19" draw:end-glue-point="3" svg:d="M12400 13175h551" svg:viewBox="0 0 552 1">
          <text:p/>
        </draw:connector>
        <draw:custom-shape draw:style-name="gr34" draw:text-style-name="P6" xml:id="id21" draw:id="id21" draw:layer="layout" svg:width="2.75cm" svg:height="1.45cm" svg:x="16.9cm" svg:y="12.452cm">
          <text:p text:style-name="P5">GPI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xml:id="id20" draw:id="id20" draw:layer="layout" svg:width="2.699cm" svg:height="1.35cm" svg:x="16.901cm" svg:y="14.566cm">
          <text:p text:style-name="P5">Stepper</text:p>
          <text:p text:style-name="P5">Interrup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36" draw:text-style-name="P1" draw:layer="layout" svg:width="27.7cm" svg:height="18.2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6.85cm" svg:height="2.25cm" svg:x="7.75cm" svg:y="1.55cm">
          <text:p text:style-name="P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6.847cm" svg:height="4cm" svg:x="7.753cm" svg:y="10.9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2.85cm" svg:height="2.25cm" svg:x="14.85cm" svg:y="1.55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2.853cm" svg:height="4cm" svg:x="14.85cm" svg:y="10.9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27.3cm" svg:height="2.25cm" svg:x="1.2cm" svg:y="1.55cm">
          <text:p text:style-name="P18">1. All grbl on board</text:p>
          <text:p text:style-name="P18">(default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2" draw:text-style-name="P11" draw:layer="layout" svg:width="6.848cm" svg:height="4cm" svg:x="7.752cm" svg:y="4cm">
            <text:p text:style-name="P5">Any dual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1" draw:layer="layout" svg:width="3.698cm" svg:height="2.498cm" svg:x="7.902cm" svg:y="5.352cm">
            <text:p text:style-name="P5">Core0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11" draw:layer="layout" svg:width="2.548cm" svg:height="2.498cm" svg:x="11.802cm" svg:y="5.352cm">
            <text:p text:style-name="P5">Core1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cm" svg:y="6.5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2cm" svg:y="6.5cm">
            <text:p text:style-name="P5">Mo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2cm" svg:y="6.502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1" draw:layer="layout" svg:width="2.852cm" svg:height="4cm" svg:x="14.85cm" svg:y="4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9" draw:layer="layout" svg:width="27.303cm" svg:height="4cm" svg:x="1.197cm" svg:y="4cm">
            <text:p text:style-name="P18">2. Math offloaded</text:p>
            <text:p text:style-name="P18">to second core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0" draw:text-style-name="P21" draw:layer="layout" svg:width="27.25cm" svg:height="4cm" svg:x="1.25cm" svg:y="10.85cm">
          <text:p text:style-name="P20">4. Math offloaded</text:p>
          <text:p text:style-name="P20">to host and </text:p>
          <text:p text:style-name="P20">GRBL Core </text:p>
          <text:p text:style-name="P20">offloaded</text:p>
          <text:p text:style-name="P20">to second co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1" draw:layer="layout" svg:width="3.698cm" svg:height="2.498cm" svg:x="7.903cm" svg:y="12.253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1" draw:layer="layout" svg:width="2.548cm" svg:height="2.498cm" svg:x="11.803cm" svg:y="12.253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2.35cm" svg:y="13.4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13.4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5.35cm" svg:y="13.45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2.7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12.001cm" svg:y="2.70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3cm" svg:y="2.703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1" draw:text-style-name="P11" draw:layer="layout" svg:width="6.849cm" svg:height="2.25cm" svg:x="7.751cm" svg:y="8.3cm">
            <text:p text:style-name="P5">Any single core boar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1" draw:layer="layout" svg:width="2.851cm" svg:height="2.25cm" svg:x="14.899cm" svg:y="8.3cm">
            <text:p text:style-name="P5">Hos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19" draw:layer="layout" svg:width="27.304cm" svg:height="2.306cm" svg:x="1.196cm" svg:y="8.244cm">
            <text:p text:style-name="P18">3. Math offloaded</text:p>
            <text:p text:style-name="P18">to host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9" draw:layer="layout" svg:width="2cm" svg:height="0.95cm" svg:x="15.35cm" svg:y="9.35cm">
            <text:p text:style-name="P5">Motion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8" draw:layer="layout" svg:width="1.5cm" svg:height="1cm" svg:x="9.852cm" svg:y="9.402cm">
            <text:p text:style-name="P5">Cor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" draw:layer="layout" svg:width="1.498cm" svg:height="1cm" svg:x="8.104cm" svg:y="9.404cm">
            <text:p text:style-name="P5">H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8" draw:text-style-name="P17" draw:layer="layout" svg:width="6.847cm" svg:height="4cm" svg:x="7.754cm" svg:y="15.201cm">
          <text:p text:style-name="P15">Any single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.254cm" svg:height="4cm" svg:x="25.25cm" svg:y="15.201cm">
          <text:p text:style-name="P5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draw:layer="layout" svg:width="27.249cm" svg:height="4cm" svg:x="1.251cm" svg:y="15.151cm">
          <text:p text:style-name="P20">5. Multiple boa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9.851cm" svg:y="17.901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8.104cm" svg:y="17.904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9" draw:layer="layout" svg:width="2cm" svg:height="0.95cm" svg:x="25.951cm" svg:y="17.751cm">
          <text:p text:style-name="P5">Mo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7" draw:layer="layout" svg:width="6.847cm" svg:height="4cm" svg:x="14.854cm" svg:y="15.202cm">
          <text:p text:style-name="P15">Any dual core 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1" draw:layer="layout" svg:width="3.698cm" svg:height="2.003cm" svg:x="15.004cm" svg:y="17.05cm">
          <text:p text:style-name="P5">Core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2.548cm" svg:height="2.003cm" svg:x="18.904cm" svg:y="17.05cm">
          <text:p text:style-name="P5">Core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1.5cm" svg:height="1cm" svg:x="19.451cm" svg:y="17.902cm">
          <text:p text:style-name="P5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98cm" svg:height="1cm" svg:x="15.204cm" svg:y="17.905cm">
          <text:p text:style-name="P5">H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1" draw:layer="layout" svg:width="3.049cm" svg:height="4cm" svg:x="21.951cm" svg:y="15.202cm">
          <text:p text:style-name="P5"/>
          <text:p text:style-name="P5">More</text:p>
          <text:p text:style-name="P5">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2.848cm" svg:height="0.598cm" svg:x="25.452cm" svg:y="16.252cm">
          <text:p text:style-name="P5">Buil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16.853cm" svg:y="16.253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3.147cm" svg:height="0.598cm" svg:x="9.453cm" svg:y="16.254cm">
          <text:p text:style-name="P5">Board ti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1T08:25:10.837000000</meta:creation-date>
    <dc:date>2021-07-25T09:01:14.678000000</dc:date>
    <meta:editing-duration>PT7H22M25S</meta:editing-duration>
    <meta:editing-cycles>134</meta:editing-cycles>
    <meta:generator>LibreOffice/7.1.3.2$Windows_X86_64 LibreOffice_project/47f78053abe362b9384784d31a6e56f8511eb1c1</meta:generator>
    <meta:document-statistic meta:object-count="107"/>
  </office:meta>
</office:document-meta>
</file>